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F080000086698EB9A6C.svm" manifest:media-type=""/>
  <manifest:file-entry manifest:full-path="Pictures/20000002000001EA000000BCFF5DB247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4§latex§\begin{table}&#10;\begin{tabular}{cc|cc}&#10;\overline{S} &amp; \overline{R} &amp; Q_{n+1}&amp; \overline{Q}_{n+1} \\&#10;\hline&#10;0&amp;0&amp;?&amp; ?  \\&#10;0&amp;1&amp;1&amp;0 \\&#10;1&amp;0&amp;0&amp;1\\&#10;1&amp;1&amp;Q_n&amp;\overline{Q}_n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214cm" svg:x="0.249cm" svg:y="0.29cm">
          <draw:image xlink:href="Pictures/20000002000001EA000000BCFF5DB247.eps" xlink:type="simple" xlink:show="embed" xlink:actuate="onLoad">
            <text:p/>
          </draw:image>
        </draw:frame>
        <draw:frame draw:style-name="gr2" draw:layer="layout" svg:width="0.478cm" svg:height="0.469cm" svg:x="4.406cm" svg:y="0.5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04cm" svg:height="0.469cm" svg:x="4.369cm" svg:y="2.7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1cm" svg:height="0.469cm" svg:x="7.763cm" svg:y="0.7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33cm" svg:height="0.469cm" svg:x="7.725cm" svg:y="2.5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3.28cm" svg:height="2.711cm" svg:x="0.347cm" svg:y="0.503cm">
          <draw:image xlink:href="Pictures/2000000100000F080000086698EB9A6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1T18:45:31</dc:date>
    <dc:creator>kkk </dc:creator>
    <meta:editing-duration>PT11H11M3S</meta:editing-duration>
    <meta:editing-cycles>48</meta:editing-cycles>
    <meta:generator>LibreOffice/3.3$Linux LibreOffice_project/330m19$Build-401</meta:generator>
    <meta:document-statistic meta:object-count="6"/>
  </office:meta>
</office:document-meta>
</file>

<file path=Object 1/content.xml><?xml version="1.0" encoding="utf-8"?>
<math xmlns="http://www.w3.org/1998/Math/MathML">
  <semantics>
    <mover accent="true">
      <mi>S</mi>
      <mo>¯</mo>
    </mover>
    <annotation encoding="StarMath 5.0">overline{S}</annotation>
  </semantics>
</math>
</file>

<file path=Object 2/content.xml><?xml version="1.0" encoding="utf-8"?>
<math xmlns="http://www.w3.org/1998/Math/MathML">
  <semantics>
    <mover accent="true">
      <mi>R</mi>
      <mo>¯</mo>
    </mover>
    <annotation encoding="StarMath 5.0">overline{R}</annotation>
  </semantics>
</math>
</file>

<file path=Object 3/content.xml><?xml version="1.0" encoding="utf-8"?>
<math xmlns="http://www.w3.org/1998/Math/MathML">
  <semantics>
    <mi>Q</mi>
    <annotation encoding="StarMath 5.0">Q</annotation>
  </semantics>
</math>
</file>

<file path=Object 4/content.xml><?xml version="1.0" encoding="utf-8"?>
<math xmlns="http://www.w3.org/1998/Math/MathML">
  <semantics>
    <mover accent="true">
      <mi>Q</mi>
      <mo>¯</mo>
    </mover>
    <annotation encoding="StarMath 5.0">overline{Q}</annotation>
  </semantics>
</math>
</file>